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Επικεφαλίδα1" style:master-page-name="MP0" style:family="paragraph">
      <style:paragraph-properties fo:break-before="page" fo:text-align="center" style:page-number="1"/>
    </style:style>
    <style:style style:name="P2" style:parent-style-name="Επικεφαλίδα1" style:family="paragraph">
      <style:paragraph-properties fo:text-align="center"/>
    </style:style>
    <style:style style:name="T3" style:parent-style-name="Προεπιλεγμένηγραμματοσειρά" style:family="text">
      <style:text-properties fo:color="#1155CC" style:text-underline-type="single" style:text-underline-style="solid" style:text-underline-width="auto" style:text-underline-mode="continuous"/>
    </style:style>
    <style:style style:name="T4" style:parent-style-name="Προεπιλεγμένηγραμματοσειρά" style:family="text">
      <style:text-properties fo:font-weight="bold" style:font-weight-asian="bold"/>
    </style:style>
    <style:style style:name="T5" style:parent-style-name="Προεπιλεγμένηγραμματοσειρά" style:family="text">
      <style:text-properties fo:font-weight="bold" style:font-weight-asian="bold"/>
    </style:style>
    <style:style style:name="T6" style:parent-style-name="Προεπιλεγμένηγραμματοσειρά" style:family="text">
      <style:text-properties fo:color="#CC0000" style:text-underline-type="single" style:text-underline-style="solid" style:text-underline-width="auto" style:text-underline-mode="continuous"/>
    </style:style>
    <style:style style:name="T7" style:parent-style-name="Προεπιλεγμένηγραμματοσειρά" style:family="text">
      <style:text-properties fo:color="#CC0000" style:text-underline-type="single" style:text-underline-style="solid" style:text-underline-width="auto" style:text-underline-mode="continuous" fo:language="en" fo:country="US"/>
    </style:style>
    <style:style style:name="T8" style:parent-style-name="Προεπιλεγμένηγραμματοσειρά" style:family="text">
      <style:text-properties fo:color="#CC0000" style:text-underline-type="single" style:text-underline-style="solid" style:text-underline-width="auto" style:text-underline-mode="continuous"/>
    </style:style>
    <style:style style:name="T9" style:parent-style-name="Προεπιλεγμένηγραμματοσειρά" style:family="text">
      <style:text-properties fo:color="#CC0000" style:text-underline-type="single" style:text-underline-style="solid" style:text-underline-width="auto" style:text-underline-mode="continuous" fo:language="en" fo:country="US"/>
    </style:style>
    <style:style style:name="P10" style:parent-style-name="Βασικό" style:family="paragraph">
      <style:text-properties style:font-name="Courier New" style:font-name-asian="Courier New" style:font-name-complex="Courier New" fo:language="en" fo:country="US"/>
    </style:style>
    <style:style style:name="P11" style:parent-style-name="Βασικό" style:family="paragraph">
      <style:text-properties style:font-name="Courier New" style:font-name-asian="Courier New" style:font-name-complex="Courier New" fo:language="en" fo:country="US"/>
    </style:style>
    <style:style style:name="P12" style:parent-style-name="Βασικό" style:family="paragraph">
      <style:text-properties style:font-name="Courier New" style:font-name-asian="Courier New" style:font-name-complex="Courier New" fo:language="en" fo:country="US"/>
    </style:style>
    <style:style style:name="P13" style:parent-style-name="Βασικό" style:family="paragraph">
      <style:text-properties style:font-name="Courier New" style:font-name-asian="Courier New" style:font-name-complex="Courier New" fo:language="en" fo:country="US"/>
    </style:style>
    <style:style style:name="P14" style:parent-style-name="Βασικό" style:family="paragraph">
      <style:text-properties style:font-name="Courier New" style:font-name-asian="Courier New" style:font-name-complex="Courier New" fo:language="en" fo:country="US"/>
    </style:style>
    <style:style style:name="P15" style:parent-style-name="Βασικό" style:family="paragraph">
      <style:text-properties style:font-name="Courier New" style:font-name-asian="Courier New" style:font-name-complex="Courier New" fo:language="en" fo:country="US"/>
    </style:style>
    <style:style style:name="P16" style:parent-style-name="Βασικό" style:family="paragraph">
      <style:text-properties style:font-name="Courier New" style:font-name-asian="Courier New" style:font-name-complex="Courier New" fo:language="en" fo:country="US"/>
    </style:style>
    <style:style style:name="P17" style:parent-style-name="Βασικό" style:family="paragraph">
      <style:text-properties style:font-name="Courier New" style:font-name-asian="Courier New" style:font-name-complex="Courier New" fo:language="en" fo:country="US"/>
    </style:style>
    <style:style style:name="P18" style:parent-style-name="Βασικό" style:family="paragraph">
      <style:text-properties style:font-name="Courier New" style:font-name-asian="Courier New" style:font-name-complex="Courier New" fo:language="en" fo:country="US"/>
    </style:style>
    <style:style style:name="P19" style:parent-style-name="Βασικό" style:family="paragraph">
      <style:text-properties style:font-name="Courier New" style:font-name-asian="Courier New" style:font-name-complex="Courier New" fo:language="en" fo:country="US"/>
    </style:style>
    <style:style style:name="P20" style:parent-style-name="Βασικό" style:family="paragraph">
      <style:text-properties style:font-name="Courier New" style:font-name-asian="Courier New" style:font-name-complex="Courier New" fo:language="en" fo:country="US"/>
    </style:style>
    <style:style style:name="P21" style:parent-style-name="Βασικό" style:family="paragraph">
      <style:text-properties style:font-name="Courier New" style:font-name-asian="Courier New" style:font-name-complex="Courier New" fo:language="en" fo:country="US"/>
    </style:style>
    <style:style style:name="P22" style:parent-style-name="Βασικό" style:family="paragraph">
      <style:text-properties style:font-name="Courier New" style:font-name-asian="Courier New" style:font-name-complex="Courier New" fo:language="en" fo:country="US"/>
    </style:style>
    <style:style style:name="P23" style:parent-style-name="Βασικό" style:family="paragraph">
      <style:text-properties style:font-name="Courier New" style:font-name-asian="Courier New" style:font-name-complex="Courier New" fo:language="en" fo:country="US"/>
    </style:style>
    <style:style style:name="P24" style:parent-style-name="Βασικό" style:family="paragraph">
      <style:text-properties style:font-name="Courier New" style:font-name-asian="Courier New" style:font-name-complex="Courier New" fo:language="en" fo:country="US"/>
    </style:style>
    <style:style style:name="P25" style:parent-style-name="Βασικό" style:family="paragraph">
      <style:text-properties style:font-name="Courier New" style:font-name-asian="Courier New" style:font-name-complex="Courier New" fo:language="en" fo:country="US"/>
    </style:style>
    <style:style style:name="P26" style:parent-style-name="Βασικό" style:family="paragraph">
      <style:text-properties style:font-name="Courier New" style:font-name-asian="Courier New" style:font-name-complex="Courier New" fo:language="en" fo:country="US"/>
    </style:style>
    <style:style style:name="T27" style:parent-style-name="Προεπιλεγμένηγραμματοσειρά" style:family="text">
      <style:text-properties fo:language="en" fo:country="US"/>
    </style:style>
    <style:style style:name="P28" style:parent-style-name="Βασικό" style:family="paragraph">
      <style:paragraph-properties fo:margin-bottom="0.1111in" fo:line-height="107%"/>
    </style:style>
    <style:style style:name="T29" style:parent-style-name="Προεπιλεγμένηγραμματοσειρά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/>
    </style:style>
  </office:automatic-styles>
  <office:body>
    <office:text text:use-soft-page-breaks="true">
      <text:h text:style-name="P1" text:outline-level="1"><text:bookmark-start text:name="_wdhth75lrtnf"/><text:bookmark-end text:name="_wdhth75lrtnf"/>Φύλλο Εργασίας 1</text:h>
      <text:h text:style-name="P2" text:outline-level="1"><text:bookmark-start text:name="_nht6u0y81u4v"/><text:bookmark-end text:name="_nht6u0y81u4v"/>Κινητήρας Servo</text:h>
      <text:h text:style-name="Επικεφαλίδα2" text:outline-level="2"><text:bookmark-start text:name="_5y8vc6in39g"/><text:bookmark-end text:name="_5y8vc6in39g"/>Δραστηριότητα 1</text:h>
      <text:p text:style-name="Βασικό">Μπείτε στο<text:s/><text:a xlink:href="https://docs.arduino.cc/learn/electronics/servo-motors/" office:target-frame-name="_top" xlink:show="replace"><text:span text:style-name="T3">https://docs.arduino.cc/learn/electronics/servo-motors/</text:span></text:a><text:s/>και κάντε τα παραδείγματα<text:s/><text:span text:style-name="T4">Knob<text:s/></text:span>και<text:s/><text:span text:style-name="T5">Sweep</text:span>.</text:p>
      <text:h text:style-name="Επικεφαλίδα2" text:outline-level="2"><text:bookmark-start text:name="_it34dm1kfh56"/><text:bookmark-end text:name="_it34dm1kfh56"/>Δραστηριότητα 2</text:h>
      <text:p text:style-name="Βασικό">Προγραμματίστε τον κινητήρα Servo έτσι ώστε να περιστρέφεται σε γωνία 90 μοιρών.</text:p>
      <text:h text:style-name="Επικεφαλίδα2" text:outline-level="2"><text:bookmark-start text:name="_fssjt5j9g1va"/><text:bookmark-end text:name="_fssjt5j9g1va"/>Δραστηριότητα 3</text:h>
      <text:p text:style-name="Βασικό">Προγραμματίστε δύο συναρτήσεις με ονόματα turnServo1 και turnServo2, από τις οποίες η μία θα περιστρέφει το servo κατά περίπου 90 μοίρες, ενώ η άλλη θα το επαναφέρει στην αρχική του θέση.</text:p>
      <text:h text:style-name="Επικεφαλίδα3" text:outline-level="3"><text:bookmark-start text:name="_iakabo6gecmf"/><text:bookmark-end text:name="_iakabo6gecmf"/><text:span text:style-name="T6">Ενδεικτική</text:span><text:span text:style-name="T7"><text:s/></text:span><text:span text:style-name="T8">λύση</text:span><text:span text:style-name="T9">:</text:span></text:h>
      <text:p text:style-name="P10">void turnServo1(void)</text:p>
      <text:p text:style-name="P11">{</text:p>
      <text:p text:style-name="P12"><text:s text:c="2"/>for (int pos = 0; pos &lt;= 120; pos++)</text:p>
      <text:p text:style-name="P13"><text:s text:c="2"/>{</text:p>
      <text:p text:style-name="P14"><text:tab/>myservo.write(pos);</text:p>
      <text:p text:style-name="P15"><text:tab/>delay(10);</text:p>
      <text:p text:style-name="P16"><text:s text:c="2"/>}</text:p>
      <text:p text:style-name="P17">}</text:p>
      <text:p text:style-name="P18"/>
      <text:p text:style-name="P19">void turnServo2(void)</text:p>
      <text:p text:style-name="P20">{</text:p>
      <text:p text:style-name="P21"><text:s text:c="2"/>for (int pos = 120; pos &gt;= 0; pos--)</text:p>
      <text:p text:style-name="P22"><text:s text:c="2"/>{</text:p>
      <text:p text:style-name="P23"><text:tab/>myservo.write(pos);</text:p>
      <text:p text:style-name="P24"><text:tab/>delay(10);</text:p>
      <text:p text:style-name="P25"><text:s text:c="2"/>}</text:p>
      <text:p text:style-name="P26">}</text:p>
      <text:h text:style-name="Επικεφαλίδα2" text:outline-level="2"><text:bookmark-start text:name="_87a6wzvluj1t"/><text:bookmark-end text:name="_87a6wzvluj1t"/>Δραστηριότητα<text:span text:style-name="T27"><text:s/>4</text:span></text:h>
      <text:p text:style-name="Βασικό">Μελετήστε τον τρόπο λειτουργίας του κινητήρα servo εδώ:</text:p>
      <text:p text:style-name="P28"><text:a xlink:href="https://lastminuteengineers.com/servo-motor-arduino-tutorial/" office:target-frame-name="_top" xlink:show="replace"><text:span text:style-name="T29">https://lastminuteengineers.com/servo-motor-arduino-tutorial/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style:language-asian="el" style:country-asian="GR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Τίτλος" style:display-name="Τίτλος" style:family="paragraph" style:parent-style-name="Βασικό" style:next-style-name="Βασικό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Υπότιτλος" style:display-name="Υπότιτλος" style:family="paragraph" style:parent-style-name="Βασικό" style:next-style-name="Βασικό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25-05-11T18:10:00Z</meta:creation-date>
    <dc:date>2025-05-11T18:10:00Z</dc:date>
    <meta:template xlink:href="Normal.dotm" xlink:type="simple"/>
    <meta:editing-cycles>2</meta:editing-cycles>
    <meta:editing-duration>PT0S</meta:editing-duration>
    <meta:document-statistic meta:page-count="1" meta:paragraph-count="1" meta:word-count="152" meta:character-count="978" meta:row-count="6" meta:non-whitespace-character-count="827"/>
  </office:meta>
</office:document-meta>
</file>